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03cm" draw:marker-start-width="0.61cm" draw:marker-end-width="0.61cm" draw:fill-color="#666666" draw:textarea-horizontal-align="justify" draw:textarea-vertical-align="middle" draw:auto-grow-height="false" fo:padding-top="0.226cm" fo:padding-bottom="0.226cm" fo:padding-left="0.351cm" fo:padding-right="0.351cm"/>
    </style:style>
    <style:style style:name="gr2" style:family="graphic" style:parent-style-name="standard">
      <style:graphic-properties svg:stroke-width="0.203cm" draw:marker-start-width="0.61cm" draw:marker-end-width="0.61cm" draw:fill-color="#e6e6ff" draw:textarea-horizontal-align="justify" draw:textarea-vertical-align="middle" draw:auto-grow-height="false" fo:padding-top="0.226cm" fo:padding-bottom="0.226cm" fo:padding-left="0.351cm" fo:padding-right="0.351cm"/>
    </style:style>
    <style:style style:name="gr3" style:family="graphic" style:parent-style-name="standard">
      <style:graphic-properties svg:stroke-width="0.203cm" draw:marker-start-width="0.61cm" draw:marker-end-width="0.61cm" draw:fill-color="#000000" draw:textarea-horizontal-align="justify" draw:textarea-vertical-align="middle" draw:auto-grow-height="false" fo:padding-top="0.226cm" fo:padding-bottom="0.226cm" fo:padding-left="0.351cm" fo:padding-right="0.351cm"/>
    </style:style>
    <style:style style:name="gr4" style:family="graphic" style:parent-style-name="standard">
      <style:graphic-properties svg:stroke-width="0.203cm" draw:marker-start-width="0.61cm" draw:marker-end-width="0.61cm" draw:fill-color="#999999" draw:textarea-horizontal-align="justify" draw:textarea-vertical-align="middle" draw:auto-grow-height="false" fo:padding-top="0.226cm" fo:padding-bottom="0.226cm" fo:padding-left="0.351cm" fo:padding-right="0.351cm"/>
    </style:style>
    <style:style style:name="gr5" style:family="graphic" style:parent-style-name="standard">
      <style:graphic-properties svg:stroke-width="0.203cm" draw:marker-start-width="0.61cm" draw:marker-end-width="0.61cm" draw:fill-color="#4c4c4c" draw:textarea-horizontal-align="justify" draw:textarea-vertical-align="middle" draw:auto-grow-height="false" fo:padding-top="0.226cm" fo:padding-bottom="0.226cm" fo:padding-left="0.351cm" fo:padding-right="0.351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width="0.203cm" draw:marker-start-width="0.61cm" draw:marker-end-width="0.61cm" draw:fill-color="#b3b300" draw:textarea-horizontal-align="justify" draw:textarea-vertical-align="middle" draw:auto-grow-height="false" fo:min-height="0cm" fo:min-width="0cm" fo:padding-top="0.226cm" fo:padding-bottom="0.226cm" fo:padding-left="0.351cm" fo:padding-right="0.351cm"/>
    </style:style>
    <style:style style:name="gr8" style:family="graphic" style:parent-style-name="standard">
      <style:graphic-properties svg:stroke-width="0.203cm" draw:marker-start-width="0.61cm" draw:marker-end-width="0.61cm" draw:fill-color="#b3b300" draw:textarea-horizontal-align="justify" draw:textarea-vertical-align="middle" draw:auto-grow-height="false" fo:padding-top="0.226cm" fo:padding-bottom="0.226cm" fo:padding-left="0.351cm" fo:padding-right="0.35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29cm" svg:height="2.489cm" svg:x="7.866cm" svg:y="9.2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29cm" svg:height="2.489cm" svg:x="1.227cm" svg:y="9.2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468cm" svg:height="2.489cm" draw:transform="rotate (3.1415926535892) translate (8.695cm 7.54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796.361091672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1.659cm" svg:height="1.66cm" svg:x="6.075cm" svg:y="6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80.4826862539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9.128cm" svg:height="2.491cm" draw:transform="rotate (3.1415926535892) translate (9.525cm 10.036cm)">
          <text:p/>
          <draw:enhanced-geometry svg:viewBox="0 0 21600 21600" draw:glue-points="?f6 10800 10800 21600 ?f5 10800 10800 0" draw:text-areas="?f3 ?f3 ?f4 ?f4" draw:type="trapezoid" draw:modifiers="1111.0352972050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9.128cm" svg:height="0.828cm" svg:x="0.397cm" svg:y="8.9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0.635cm" svg:x="4.445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0.635cm" svg:x="4.045cm" svg:y="8.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91cm" svg:height="3.275cm" svg:x="8.255cm" svg:y="3.0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91cm" svg:height="5.08cm" svg:x="8.255cm" svg:y="0.435cm">
          <text:p/>
          <draw:enhanced-geometry svg:viewBox="0 0 21600 21600" draw:type="block-arc" draw:modifiers="178.44793419923 6773.2724516771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24T20:48:52</meta:creation-date>
    <dc:date>2011-07-25T19:42:13</dc:date>
    <meta:editing-duration>PT1H42M18S</meta:editing-duration>
    <meta:editing-cycles>7</meta:editing-cycles>
    <meta:generator>LibreOffice/3.3$Linux LibreOffice_project/330m19$Build-202</meta:generator>
    <meta:document-statistic meta:object-count="10"/>
  </office:meta>
</office:document-meta>
</file>